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2.636cm" svg:y="3.7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67cm" svg:height="1.778cm" svg:x="14.124cm" svg:y="5.461cm">
          <text:p text:style-name="P1"><text:span text:style-name="T1">Deploy-ment &amp; 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35cm" svg:height="1.397cm" svg:x="17.296cm" svg:y="3.048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4.414cm" svg:y1="3.733cm" svg:x2="13.35cm" svg:y2="3.261cm" draw:start-shape="id9" draw:start-glue-point="0" draw:end-shape="id10" draw:end-glue-point="9" svg:d="M14414 3733l-1064-472" svg:viewBox="0 0 1065 473">
          <text:p/>
        </draw:connector>
        <draw:connector draw:style-name="gr3" draw:text-style-name="P1" draw:layer="layout" draw:type="line" svg:x1="17.296cm" svg:y1="3.746cm" svg:x2="13.35cm" svg:y2="3.261cm" draw:start-shape="id11" draw:start-glue-point="3" draw:end-shape="id10" draw:end-glue-point="9" svg:d="M17296 3746l-3946-485" svg:viewBox="0 0 3947 486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51cm" svg:y="20.32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51cm" svg:y1="21.59cm" svg:x2="14.732cm" svg:y2="9.144cm" draw:start-shape="id15" draw:start-glue-point="3" draw:end-shape="id3" draw:end-glue-point="2" svg:d="M16510 21590l-1778-12446" svg:viewBox="0 0 1779 12447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2.032cm" svg:height="1.397cm" svg:x="15.113cm" svg:y="1.651cm">
          <text:p text:style-name="P1"><text:span text:style-name="T1">Certifi-</text:span></text:p>
          <text:p text:style-name="P1"><text:span text:style-name="T1">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113cm" svg:y1="2.349cm" svg:x2="14.67cm" svg:y2="2.587cm" draw:start-shape="id17" draw:start-glue-point="3" draw:end-shape="id10" svg:d="M15113 2349l-443 238" svg:viewBox="0 0 444 239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694cm" svg:height="1.778cm" svg:x="17.526cm" svg:y="4.699cm">
          <text:p text:style-name="P1"><text:span text:style-name="T1">Recovery plan incl.</text:span></text:p>
          <text:p text:style-name="P1"><text:span text:style-name="T1">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6.891cm" svg:y2="6.35cm" draw:start-shape="id21" draw:start-glue-point="0" draw:end-shape="id8" svg:d="M19108 6974l-2217-624" svg:viewBox="0 0 2218 625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7.526cm" svg:y1="5.588cm" svg:x2="16.891cm" svg:y2="6.35cm" draw:start-shape="id23" draw:start-glue-point="3" draw:end-shape="id8" draw:end-glue-point="1" svg:d="M17526 5588l-635 762" svg:viewBox="0 0 636 763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507cm" svg:y2="7.239cm" draw:start-shape="id24" draw:start-glue-point="0" draw:end-shape="id8" draw:end-glue-point="2" svg:d="M16710 9344l-1203-2105" svg:viewBox="0 0 1204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27cm" svg:y="10.16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349cm" svg:y1="10.16cm" svg:x2="4.608cm" svg:y2="6.224cm" draw:start-shape="id35" draw:start-glue-point="0" svg:d="M2349 10160l2259-3936" svg:viewBox="0 0 2260 3937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6" draw:start-glue-point="0" svg:d="M13652 9398l-1683-1388" svg:viewBox="0 0 1684 1389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  <draw:custom-shape draw:style-name="gr1" draw:text-style-name="P2" xml:id="id38" draw:id="id38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175cm" svg:y1="7.366cm" svg:x2="4.608cm" svg:y2="6.225cm" draw:start-shape="id38" draw:start-glue-point="1" svg:d="M3175 7366l1433-1141" svg:viewBox="0 0 1434 1142">
          <text:p/>
        </draw:connector>
        <draw:custom-shape draw:style-name="gr1" draw:text-style-name="P2" xml:id="id39" draw:id="id39" draw:layer="layout" svg:width="2.413cm" svg:height="1.27cm" svg:x="16.764cm" svg:y="18.415cm">
          <text:p text:style-name="P1"><text:span text:style-name="T1">Negative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64cm" svg:y1="19.05cm" svg:x2="14.69cm" svg:y2="9.145cm" draw:start-shape="id39" draw:start-glue-point="3" svg:d="M16764 19050l-2074-9905" svg:viewBox="0 0 2075 9906">
          <text:p/>
        </draw:connector>
        <draw:custom-shape draw:style-name="gr5" draw:text-style-name="P2" xml:id="id40" draw:id="id40" draw:layer="layout" svg:width="2.159cm" svg:height="1.905cm" svg:x="16.918cm" svg:y="23.876cm">
          <text:p text:style-name="P1"><text:span text:style-name="T1">Statement</text:span><text:span text:style-name="T1"><text:line-break/></text:span><text:span text:style-name="T1">Coverage</text:span></text:p>
          <text:p text:style-name="P1"><text:span text:style-name="T1">100%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997cm" svg:y1="23.876cm" svg:x2="17.97cm" svg:y2="22.86cm" draw:start-shape="id40" draw:start-glue-point="0" draw:end-shape="id15" draw:end-glue-point="2" svg:d="M17997 23876l-27-1016" svg:viewBox="0 0 28 1017">
          <text:p/>
        </draw:connector>
        <draw:custom-shape draw:style-name="gr5" draw:text-style-name="P2" xml:id="id41" draw:id="id41" draw:layer="layout" svg:width="2.159cm" svg:height="1.905cm" svg:x="17.78cm" svg:y="0.889cm">
          <text:p text:style-name="P1"><text:span text:style-name="T1">CII Best</text:span><text:span text:style-name="T1"><text:line-break/></text:span><text:span text:style-name="T1">Practices</text:span></text:p>
          <text:p text:style-name="P1"><text:span text:style-name="T1">Bad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8cm" svg:y1="1.841cm" svg:x2="17.145cm" svg:y2="2.349cm" draw:start-shape="id41" draw:start-glue-point="3" draw:end-shape="id17" svg:d="M17780 1841l-635 508" svg:viewBox="0 0 636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6-29T11:44:51.434754963</dc:date>
    <meta:editing-duration>PT2H12M41S</meta:editing-duration>
    <meta:editing-cycles>45</meta:editing-cycles>
    <meta:generator>LibreOffice/4.2.8.2$Linux_X86_64 LibreOffice_project/420m0$Build-2</meta:generator>
    <meta:document-statistic meta:object-count="84"/>
  </office:meta>
</office:document-meta>
</file>